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1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4" style:family="paragraph" style:parent-style-name="Standard" style:list-style-name="L1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6" style:family="paragraph" style:parent-style-name="Standard" style:list-style-name="L1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7" style:family="paragraph" style:parent-style-name="Standard" style:list-style-name="L12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00000"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3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Authentifizieren</text:p>
            <text:list xml:id="list901334231" text:style-name="L1">
              <text:list-item>
                <text:p text:style-name="P10"><text:span text:style-name="T1">Der</text:span><text:span text:style-name="T1"> Mitarbeiter führt sein Mitarbeiter Badge im Bezahlterminal ein, gibt den Pincode ein um sich zu Authentifizieren</text:span></text:p>
              </text:list-item>
              <text:list-item>
                <text:p text:style-name="P11">Bei einem Angehörigen oder bei Firmenfahrzeugen führt der Kunde die Tankkarte ein und authentifiziert sich mit dem Pin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1580998920" text:style-name="L2">
              <text:list-item>
                <text:p text:style-name="P12">Der Kunde wählt seine Zahlungsart welche Lohnabzug, Maestro oder Barbezahlung ist. Die Option Lohnabzug kann nur gewählt werden, wenn der Kunde sich mit dem Mitarbeiter Badge authentifizier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Zahlung Authentifizieren</text:p>
            <text:list xml:id="list1459887233" text:style-name="L13">
              <text:list-item>
                <text:p text:style-name="P24"><text:span text:style-name="T2">Wenn der Kunde per Credit/Debit Karte zahlt, muss das Tank System die Bezahlung authentifizieren.</text:span></text:p>
              </text:list-item>
              <text:list-item>
                <text:p text:style-name="P24"><text:span text:style-name="T2">Der Kunde muss ein Pin Code eingeben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Tanken</text:p>
            <text:list xml:id="list92424903" text:style-name="L3">
              <text:list-item>
                <text:p text:style-name="P13">Der Kunde nimmt den Benzinschlauch, Tankt sein Fahrzeug und setzt den Schlauch wieder zurück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Quittung erstellen</text:p>
            <text:list xml:id="list1960892381" text:style-name="L4">
              <text:list-item>
                <text:p text:style-name="P14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1080407308" text:style-name="L6">
              <text:list-item>
                <text:p text:style-name="P15">Nach Beendigung der Betankung wird ein Tank Record generiert.</text:p>
              </text:list-item>
              <text:list-item>
                <text:p text:style-name="P15">Er wird direkt an das Buchhaltungs System gesendet</text:p>
              </text:list-item>
              <text:list-item>
                <text:p text:style-name="P15">Ist das Buchhaltungs System nicht erreichbar, wird der Tank Record im Tank System gespeichert und eine Meldung an das Anlage System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Backup erstellen</text:p>
            <text:list xml:id="list490130965" text:style-name="L7">
              <text:list-item>
                <text:p text:style-name="P16">Das Tanksystem erstellt ein Backup am Abend und legt es auf dem Backupserver ab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6">Bargeld <text:span text:style-name="T3">überbringen</text:span></text:p>
            <text:list xml:id="list1090083304" text:style-name="L8">
              <text:list-item>
                <text:p text:style-name="P17">Der Tankwart nimmt Täglich das Bargeld aus den Bezahlterminals und überbringt es der Buchhaltung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4">Bestellen des Nachschubes</text:p>
            <text:list xml:id="list2053322212" text:style-name="L9">
              <text:list-item>
                <text:p text:style-name="P18">Bei unterschreiten des Minimumbestandes wird automatisch eine Bestellung beim bevorzugten Treibstofflieferant ausgelöst. </text:p>
              </text:list-item>
              <text:list-item>
                <text:p text:style-name="P18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Liefern des Nachschubes</text:p>
            <text:list xml:id="list1330434235" text:style-name="L10">
              <text:list-item>
                <text:p text:style-name="P19">Der Benzinlieferant liefert den Bestellten Treibstoff und füllt den Tank auf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1</text:p>
          </table:table-cell>
          <table:table-cell table:style-name="Table1.B2" office:value-type="string">
            <text:p text:style-name="P4">Überprüfen der Bezahlmöglichkeit</text:p>
            <text:list xml:id="list67195875" text:style-name="L11">
              <text:list-item>
                <text:p text:style-name="P20">Nach dem Authentifizieren überprüft das Tank System welche Bezahlmöglichkeiten zu Verfügung stehen. (Lohn, Credit/Debit, Bar)</text:p>
              </text:list-item>
              <text:list-item>
                <text:p text:style-name="P20">Ist der Bargeld Fach voll wird dies angezeigt und es kann nicht mit Bargeld bezahlt werden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2</text:p>
          </table:table-cell>
          <table:table-cell table:style-name="Table1.B2" office:value-type="string">
            <text:p text:style-name="P4">Bargeld Prüfen</text:p>
            <text:list xml:id="list291082252" text:style-name="L14">
              <text:list-item>
                <text:p text:style-name="P25"><text:span text:style-name="T2">Prüfen ob Bargeld eingeschoben wird</text:span></text:p>
              </text:list-item>
              <text:list-item>
                <text:p text:style-name="P25"><text:soft-page-break/><text:span text:style-name="T2">Prüfen auf Echtheit der Noten</text:span></text:p>
              </text:list-item>
              <text:list-item>
                <text:p text:style-name="P25"><text:span text:style-name="T2">Prüfen des Betrages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3</text:p>
          </table:table-cell>
          <table:table-cell table:style-name="Table1.B2" office:value-type="string">
            <text:p text:style-name="P4">Quittung drucken</text:p>
            <text:list xml:id="list564291451" text:style-name="L15">
              <text:list-item>
                <text:p text:style-name="P26"><text:span text:style-name="T2">Drucken der Quittung auf dem Bedienterminal Drucker</text:span></text:p>
              </text:list-item>
            </text:list>
          </table:table-cell>
        </table:table-row>
      </table:table>
      <text:p text:style-name="P5"/>
      <text:p text:style-name="P1"/>
      <text:list xml:id="list990897244" text:style-name="L12">
        <text:list-header>
          <text:p text:style-name="P22"/>
        </text:list-header>
      </text:list>
      <text:p text:style-name="P2">Use Cases nicht Teil des Systems</text:p>
      <text:list xml:id="list1230070264" text:continue-numbering="true" text:style-name="L12">
        <text:list-item>
          <text:p text:style-name="P23">Buchhaltung Überprüfung</text:p>
          <text:list>
            <text:list-item>
              <text:p text:style-name="P23">Die Buchhaltung überprüft die Benzinbuchungen <text:s/>und hält Rückfrage mit dem Tankwart falls nötig</text:p>
            </text:list-item>
          </text:list>
        </text:list-item>
        <text:list-item>
          <text:p text:style-name="P27">Buchhaltung Abrechnung</text:p>
          <text:list>
            <text:list-item>
              <text:p text:style-name="P23">Buchhaltung erstellt die Abrechnung (Gutschrift auf Benzinkonto und Belastung der Bezüge)</text:p>
            </text:list-item>
          </text:list>
        </text:list-item>
        <text:list-item>
          <text:p text:style-name="P23">Gutschrift Benzinkonto (durch Buchhaltung)</text:p>
          <text:list>
            <text:list-item>
              <text:p text:style-name="P23">Die Buchhaltung aktualisiert das Benzinkonto</text:p>
            </text:list-item>
          </text:list>
        </text:list-item>
        <text:list-item>
          <text:p text:style-name="P23">Belastung der KST (Abteilung oder Personal)</text:p>
          <text:list>
            <text:list-item>
              <text:p text:style-name="P23">Die Buchhaltung belastet den Tankbetrag der Abteilung oder Personal Kostenstelle</text:p>
            </text:list-item>
          </text:list>
        </text:list-item>
        <text:list-item>
          <text:p text:style-name="P23">Überweisung der Quittung an Lohnbuchhaltung durch Buchhaltung</text:p>
          <text:list>
            <text:list-item>
              <text:p text:style-name="P23">Die Quittungen der Privatbezüger werden an die Lohnbuchhaltungen überwiesen</text:p>
            </text:list-item>
          </text:list>
        </text:list-item>
        <text:list-item>
          <text:p text:style-name="P23">Verrechnung mit dem Lohn</text:p>
          <text:list>
            <text:list-item>
              <text:p text:style-name="P23">Lohnbuchhaltung verrechnet den Betrag mit dem Lohn</text:p>
            </text:list-item>
          </text:list>
        </text:list-item>
        <text:list-item>
          <text:p text:style-name="P23">überweisen des Bargeldes</text:p>
          <text:list>
            <text:list-item>
              <text:p text:style-name="P23">Das Bargeld wird von der Buchhaltung zur Zentralen Kasse überwiesen</text:p>
            </text:list-item>
          </text:list>
        </text:list-item>
        <text:list-item>
          <text:p text:style-name="P23">Service Arbeiten ausführen</text:p>
          <text:list>
            <text:list-item>
              <text:p text:style-name="P23">Der Tankwart führt Service Arbeiten aus</text:p>
            </text:list-item>
          </text:list>
        </text:list-item>
        <text:list-item>
          <text:p text:style-name="P23">Verrechnen des Nachschubes</text:p>
          <text:list>
            <text:list-item>
              <text:p text:style-name="P23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2-08T22:35:02</dc:date>
    <meta:editing-duration>PT19H20M59S</meta:editing-duration>
    <meta:editing-cycles>29</meta:editing-cycles>
    <meta:generator>NeoOffice/3.4$Unix OpenOffice.org_project/Patch 0</meta:generator>
    <meta:print-date>2013-11-30T14:12:25</meta:print-date>
    <meta:document-statistic meta:table-count="1" meta:image-count="0" meta:object-count="0" meta:page-count="2" meta:paragraph-count="69" meta:word-count="485" meta:character-count="3145"/>
  </office:meta>
</office:document-meta>
</file>